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9000000A0B4E333D4AEACCF27.jpg" manifest:media-type="image/jpeg"/>
  <manifest:file-entry manifest:full-path="Pictures/1000000000000084000000A0C6D99C883BD20814.jpg" manifest:media-type="image/jpeg"/>
  <manifest:file-entry manifest:full-path="Pictures/100000000000007A000000A0C01BB244D12A53FF.jpg" manifest:media-type="image/jpeg"/>
  <manifest:file-entry manifest:full-path="Pictures/10000000000000BD000000A08F4D4E8F84C59625.jpg" manifest:media-type="image/jpeg"/>
  <manifest:file-entry manifest:full-path="Pictures/10000000000000B7000000A0D67112E9F9B7C675.jpg" manifest:media-type="image/jpeg"/>
  <manifest:file-entry manifest:full-path="Pictures/1000000000000052000000A0179025824935566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edd" officeooo:paragraph-rsid="00170edd"/>
    </style:style>
    <style:style style:name="P2" style:family="paragraph" style:parent-style-name="Standard">
      <style:text-properties officeooo:rsid="00170edd" officeooo:paragraph-rsid="00170edd"/>
    </style:style>
    <style:style style:name="T1" style:family="text">
      <style:text-properties officeooo:rsid="0018333b"/>
    </style:style>
    <style:style style:name="T2" style:family="text">
      <style:text-properties officeooo:rsid="00198a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3.38cm" svg:y="0.37cm" svg:width="4.738cm" svg:height="3.771cm" draw:z-index="6"><draw:image xlink:href="Pictures/10000000000000C9000000A0B4E333D4AEACCF27.jpg" xlink:type="simple" xlink:show="embed" xlink:actuate="onLoad"/></draw:frame><draw:frame draw:style-name="fr1" draw:name="Image1" text:anchor-type="paragraph" svg:x="8.837cm" svg:y="0.316cm" svg:width="4.255cm" svg:height="3.72cm" draw:z-index="0"><draw:image xlink:href="Pictures/100000000000007A000000A0C01BB244D12A53F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3.064cm" svg:y="0.455cm" svg:width="2.632cm" svg:height="3.189cm" draw:z-index="4"><draw:image xlink:href="Pictures/1000000000000084000000A0C6D99C883BD20814.jpg" xlink:type="simple" xlink:show="embed" xlink:actuate="onLoad"/></draw:frame><draw:frame draw:style-name="fr1" draw:name="Image2" text:anchor-type="paragraph" svg:x="6.29cm" svg:y="0.355cm" svg:width="4.034cm" svg:height="3.528cm" draw:z-index="1"><draw:image xlink:href="Pictures/10000000000000B7000000A0D67112E9F9B7C675.jpg" xlink:type="simple" xlink:show="embed" xlink:actuate="onLoad"/></draw:frame></text:p>
      <text:p text:style-name="P1"><draw:frame draw:style-name="fr1" draw:name="Image3" text:anchor-type="paragraph" svg:x="0.427cm" svg:y="0.365cm" svg:width="1.485cm" svg:height="2.898cm" draw:z-index="2"><draw:image xlink:href="Pictures/1000000000000052000000A01790258249355665.jpg" xlink:type="simple" xlink:show="embed" xlink:actuate="onLoad"/></draw:frame><draw:frame draw:style-name="fr1" draw:name="Image7" text:anchor-type="paragraph" svg:x="10.788cm" svg:y="0.152cm" svg:width="4.083cm" svg:height="3.251cm" draw:z-index="5"><draw:image xlink:href="Pictures/10000000000000C9000000A0B4E333D4AEACCF27.jpg" xlink:type="simple" xlink:show="embed" xlink:actuate="onLoad"/></draw:frame><draw:frame draw:style-name="fr1" draw:name="Image4" text:anchor-type="paragraph" svg:x="14.737cm" svg:y="0.245cm" svg:width="3.729cm" svg:height="3.157cm" draw:z-index="3"><draw:image xlink:href="Pictures/10000000000000BD000000A08F4D4E8F84C5962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2:31:30.061000000</meta:creation-date>
    <dc:date>2016-02-22T23:29:37.022000000</dc:date>
    <meta:editing-duration>PT36M59S</meta:editing-duration>
    <meta:editing-cycles>5</meta:editing-cycles>
    <meta:generator>LibreOffice/5.0.3.2$Windows_x86 LibreOffice_project/e5f16313668ac592c1bfb310f4390624e3dbfb75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